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  <style:text-properties style:text-underline-style="non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5">
      <style:paragraph-properties fo:margin-left="1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5">
      <style:paragraph-properties fo:margin-left="1.5in" fo:margin-right="0in" fo:margin-top="0in" fo:margin-bottom="0in" loext:contextual-spacing="true" fo:text-indent="-0.25in" style:auto-text-indent="false"/>
    </style:style>
    <style:style style:name="P19" style:family="paragraph" style:parent-style-name="Title">
      <style:paragraph-properties fo:margin-top="0in" fo:margin-bottom="0.0417in" loext:contextual-spacing="false" fo:break-before="page"/>
    </style:style>
    <style:style style:name="P20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P21" style:family="paragraph" style:parent-style-name="Subtitle">
      <style:paragraph-properties fo:margin-top="0in" fo:margin-bottom="0.222in" loext:contextual-spacing="false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3" style:family="text">
      <style:text-properties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el18ot55glrd"/>Problemă examen CN</text:p>
      <text:p text:style-name="P21"><text:bookmark text:name="_h0y4lze6oc4h"/>13.06.2016</text:p>
      <text:p text:style-name="P1"/>
      <text:p text:style-name="P2">Fie următorul cod în assembly</text:p>
      <text:p text:style-name="P5"/>
      <text:p text:style-name="P6"><text:span text:style-name="T1">mov ax, $a</text:span></text:p>
      <text:p text:style-name="P6"><text:span text:style-name="T1">mov bx, $b</text:span></text:p>
      <text:p text:style-name="P4"><text:span text:style-name="T1">mov cx, $c</text:span></text:p>
      <text:p text:style-name="P3"/>
      <text:p text:style-name="P2"><text:span text:style-name="T2">loop</text:span><text:span text:style-name="T1">:<text:tab/>cmp cx, 0</text:span></text:p>
      <text:p text:style-name="P6"><text:span text:style-name="T1">je </text:span><text:span text:style-name="T2">out</text:span></text:p>
      <text:p text:style-name="P6"><text:span text:style-name="T1">add ax, bx</text:span></text:p>
      <text:p text:style-name="P4"><text:span text:style-name="T1">mov dx, ax</text:span></text:p>
      <text:p text:style-name="P4"><text:span text:style-name="T1">mov ax, bx</text:span></text:p>
      <text:p text:style-name="P4"><text:span text:style-name="T1">mov bx, dx</text:span></text:p>
      <text:p text:style-name="P6"><text:span text:style-name="T1">add bx, 1</text:span></text:p>
      <text:p text:style-name="P6"><text:span text:style-name="T1">dec cx</text:span></text:p>
      <text:p text:style-name="P4"><text:span text:style-name="T1">jmp </text:span><text:span text:style-name="T2">loop</text:span></text:p>
      <text:p text:style-name="P5"/>
      <text:p text:style-name="P2"><text:span text:style-name="T2">out</text:span><text:span text:style-name="T1">:<text:tab/></text:span><text:span text:style-name="T3">; Se afiseaza conținutul din registrele ax si bx</text:span></text:p>
      <text:p text:style-name="P1"><text:soft-page-break/></text:p>
      <text:p text:style-name="P2">Procesorul ce execută acest cod rulează la frecvența de <text:span text:style-name="T4">1Ghz</text:span>. Metoda de <text:span text:style-name="T5">branch-prediction</text:span> folosită de fiecare este 1-bit counter (taken/not taken). Predictorul pornește cu o abordare pesimistă, counter-ul/state-machine-ul având starea inițială <text:span text:style-name="T5">not taken</text:span>. Predictorul este unul local, astfel încât există un counter/state-machine pentru fiecare branch.</text:p>
      <text:p text:style-name="P2"/>
      <text:p text:style-name="P2">Se știu numărul de cicli de ceas pentru fiecare tip de instrucțiune</text:p>
      <text:list xml:id="list7522474921342932505" text:style-name="WWNum3">
        <text:list-item>
          <text:p text:style-name="P8">Operațiile cu date și memorie (<text:span text:style-name="T4">mov</text:span>) durează 2 cicli.</text:p>
        </text:list-item>
        <text:list-item>
          <text:p text:style-name="P8">Operațiile aritmetice/logice (<text:span text:style-name="T4">cmp</text:span>,<text:span text:style-name="T4"> add</text:span>,<text:span text:style-name="T4"> dec</text:span>) durează 1 ciclu.</text:p>
        </text:list-item>
        <text:list-item>
          <text:p text:style-name="P8">Operațiile de salt necondiționat (<text:span text:style-name="T4">jmp</text:span>) durează 10 cicli.</text:p>
        </text:list-item>
        <text:list-item>
          <text:p text:style-name="P8">Operațiile de salt condiționat (<text:span text:style-name="T4">je</text:span>) durează 40 cicli (dacă nu a fost prezis corect) sau 10 cicli (dacă a fost prezis corect).</text:p>
        </text:list-item>
      </text:list>
      <text:p text:style-name="P1"/>
      <text:p text:style-name="P2">Se știu <text:span text:style-name="T4">$a = 1</text:span>, <text:span text:style-name="T4">$b = 20</text:span>, <text:span text:style-name="T4">$c = 5</text:span>. Se cer următoarele</text:p>
      <text:list xml:id="list1287500639561598432" text:style-name="WWNum1">
        <text:list-item>
          <text:p text:style-name="P9"><text:span text:style-name="T4">(1p)</text:span> Ce valori se afișează.</text:p>
        </text:list-item>
        <text:list-item>
          <text:p text:style-name="P9"><text:span text:style-name="T4">(4p)</text:span> Să se evidențieze prin ce stări trec branch-predictor-ele semnalându-se și care branch-uri au fost prezise corect, respectiv incorect.</text:p>
        </text:list-item>
        <text:list-item>
          <text:p text:style-name="P9"><text:span text:style-name="T4">(2p)</text:span> Să se calculeze timpul de rulare al programului.</text:p>
        </text:list-item>
        <text:list-item>
          <text:p text:style-name="P9"><text:span text:style-name="T4">(3p)</text:span> Dacă ați putea îmbunătăți viteza de rulare a unei singure categorii de instrucțiuni dintre cele enumerate mai sus astfel încât timpul de execuție al acelei categorii să scadă la jumătate (nu poate scădea sub 1 ciclu), ce categorie ați alege pentru a obține cel mai bun speed-up în cazul programului vostru? Cât este acest speed-up?</text:p>
        </text:list-item>
      </text:list>
      <text:p text:style-name="P1"/>
      <text:p text:style-name="P19"><text:bookmark text:name="_uzwso51qrndq"/>Rezolvare problemă CN</text:p>
      <text:p text:style-name="P21"><text:bookmark text:name="_2kcqkwg8rh9m"/>13.06.2016</text:p>
      <text:p text:style-name="P1"/>
      <text:list xml:id="list7492045151431164570" text:style-name="WWNum2">
        <text:list-item>
          <text:p text:style-name="P10"/>
          <text:list>
            <text:list-item>
              <text:p text:style-name="P16">ax = 110</text:p>
            </text:list-item>
            <text:list-item>
              <text:p text:style-name="P16">bx = 177</text:p>
            </text:list-item>
          </text:list>
        </text:list-item>
        <text:list-item>
          <text:p text:style-name="P12">Predictor je</text:p>
          <text:list>
            <text:list-item>
              <text:p text:style-name="P16">NT (corect)</text:p>
            </text:list-item>
            <text:list-item>
              <text:p text:style-name="P16">NT (corect)</text:p>
            </text:list-item>
            <text:list-item>
              <text:p text:style-name="P16">NT (corect)</text:p>
            </text:list-item>
            <text:list-item>
              <text:p text:style-name="P16">NT (corect)</text:p>
            </text:list-item>
            <text:list-item>
              <text:p text:style-name="P16">NT (corect)</text:p>
            </text:list-item>
            <text:list-item>
              <text:p text:style-name="P16">NT (greșit)</text:p>
            </text:list-item>
          </text:list>
        </text:list-item>
        <text:list-item>
          <text:p text:style-name="P12">197 cicli, 197 ns</text:p>
        </text:list-item>
        <text:list-item>
          <text:p text:style-name="P10"/>
          <text:list>
            <text:list-item>
              <text:p text:style-name="P16">Categoria 4 (salt condiționat)</text:p>
            </text:list-item>
            <text:list-item>
              <text:p text:style-name="P16">Nou timp de rulare 152 cicli</text:p>
            </text:list-item>
            <text:list-item>
              <text:p text:style-name="P16">Speed-up 197 / 152 = 1.3</text:p>
            </text:list-item>
          </text:list>
        </text:list-item>
      </text:list>
      <text:p text:style-name="P1"/>
      <text:p text:style-name="P19"><text:bookmark text:name="_dt88mb61ngqw"/>Problemă examen CN</text:p>
      <text:p text:style-name="P21"><text:bookmark text:name="_9akhy4a140v0"/>16.06.2016</text:p>
      <text:p text:style-name="P1"/>
      <text:p text:style-name="P1">Fie următorul cod în assembly</text:p>
      <text:p text:style-name="P5"/>
      <text:p text:style-name="P6"><text:span text:style-name="T1">mov ax, $a</text:span></text:p>
      <text:p text:style-name="P6"><text:span text:style-name="T1">mov bx, $b</text:span></text:p>
      <text:p text:style-name="P6"><text:span text:style-name="T1">mov cx, $c</text:span></text:p>
      <text:p text:style-name="P6"><text:span text:style-name="T1">mov dx, $d</text:span></text:p>
      <text:p text:style-name="P7"/>
      <text:p text:style-name="P2"><text:span text:style-name="T2">loop:</text:span><text:span text:style-name="T1"> cmp cx, 0</text:span></text:p>
      <text:p text:style-name="P2"><text:span text:style-name="T1"><text:tab/>je </text:span><text:span text:style-name="T2">out</text:span></text:p>
      <text:p text:style-name="P1"><text:span text:style-name="T1"><text:tab/>add bx, ax</text:span></text:p>
      <text:p text:style-name="P1"><text:span text:style-name="T1"><text:tab/>add dx, bx</text:span></text:p>
      <text:p text:style-name="P1"><text:span text:style-name="T1"><text:tab/>add ax, bx</text:span></text:p>
      <text:p text:style-name="P1"><text:span text:style-name="T1"><text:tab/>add dx, ax</text:span></text:p>
      <text:p text:style-name="P1"><text:span text:style-name="T1"><text:tab/>dec cx</text:span></text:p>
      <text:p text:style-name="P1"><text:span text:style-name="T1"><text:tab/>jmp </text:span><text:span text:style-name="T2">loop</text:span></text:p>
      <text:p text:style-name="P7"/>
      <text:p text:style-name="P2"><text:span text:style-name="T2">out:</text:span><text:span text:style-name="T1"><text:tab/></text:span><text:span text:style-name="T3">; Se afiseaza conținutul din registrele ax, bx, cx si dx</text:span></text:p>
      <text:p text:style-name="P1"/>
      <text:p text:style-name="P1"><text:soft-page-break/>Procesorul ce execută acest cod rulează la frecvența de <text:span text:style-name="T4">1Ghz</text:span>. Instrucțiunile sunt executate in bandă de asamblare în 5 etape, fără branch prediction</text:p>
      <text:list xml:id="list1366236968106850425" text:style-name="WWNum6">
        <text:list-item>
          <text:p text:style-name="P13">IF<text:tab/>- Instruction Fetch <text:tab/>- Aduce o instrucțiune noua din memorie</text:p>
        </text:list-item>
        <text:list-item>
          <text:p text:style-name="P13">ID<text:tab/>- Instruction Decode <text:tab/>- Decodifică o instrucțiune (citește operanzii de intrare)</text:p>
        </text:list-item>
        <text:list-item>
          <text:p text:style-name="P13">EX<text:tab/>- Execute <text:tab/><text:tab/>- Execută o instrucțiune</text:p>
        </text:list-item>
        <text:list-item>
          <text:p text:style-name="P13">MEM<text:tab/>- Memory <text:tab/><text:tab/>- Scrie rezultatul în memorie</text:p>
        </text:list-item>
        <text:list-item>
          <text:p text:style-name="P13">WB<text:tab/>- Write Back <text:tab/><text:tab/>- Scrie rezultatul în registre</text:p>
        </text:list-item>
      </text:list>
      <text:p text:style-name="P1"/>
      <text:p text:style-name="P1">Se știu <text:span text:style-name="T4">$a = 1</text:span>, <text:span text:style-name="T4">$b = 20</text:span>, <text:span text:style-name="T4">$c = 3</text:span>, <text:span text:style-name="T4">$d = 7</text:span>. Se cer următoarele</text:p>
      <text:list xml:id="list8627327750707200441" text:style-name="WWNum4">
        <text:list-item>
          <text:p text:style-name="P14"><text:span text:style-name="T4">(4p)</text:span> Identificați hazardele de date și control.</text:p>
        </text:list-item>
        <text:list-item>
          <text:p text:style-name="P14"><text:span text:style-name="T4">(1p)</text:span> Determinați ce valori vor fi afișate.</text:p>
        </text:list-item>
        <text:list-item>
          <text:p text:style-name="P14"><text:span text:style-name="T4">(4p)</text:span> Rezolvați hazardele identificate.</text:p>
        </text:list-item>
        <text:list-item>
          <text:p text:style-name="P14"><text:span text:style-name="T4">(1p)</text:span> Odată rezolvate hazardele, determinați cât va dura execuția codului și ce valori vor fi afișate.</text:p>
        </text:list-item>
      </text:list>
      <text:p text:style-name="P1"/>
      <text:p text:style-name="P1"/>
      <text:p text:style-name="P1"/>
      <text:p text:style-name="P19"><text:bookmark text:name="_95v2nnwtodlm"/>Rezolvare problemă CN</text:p>
      <text:p text:style-name="P21"><text:bookmark text:name="_g4mpn7ddxfaw"/>16.06.2016</text:p>
      <text:p text:style-name="P1"/>
      <text:list xml:id="list262801806073111311" text:style-name="WWNum5">
        <text:list-item>
          <text:p text:style-name="P11"/>
          <text:list>
            <text:list-item>
              <text:p text:style-name="P17">Hazarde de control</text:p>
              <text:list>
                <text:list-item>
                  <text:p text:style-name="P18">I3, I5 cx</text:p>
                </text:list-item>
                <text:list-item>
                  <text:p text:style-name="P18">I5, I6 flags ?</text:p>
                </text:list-item>
                <text:list-item>
                  <text:p text:style-name="P18">I7, I8 bx</text:p>
                </text:list-item>
                <text:list-item>
                  <text:p text:style-name="P18">I7, I9 bx</text:p>
                </text:list-item>
                <text:list-item>
                  <text:p text:style-name="P18">I8, I10 dx</text:p>
                </text:list-item>
                <text:list-item>
                  <text:p text:style-name="P18">I9, I10 ax</text:p>
                </text:list-item>
                <text:list-item>
                  <text:p text:style-name="P18">I11, I5 cx ?</text:p>
                </text:list-item>
              </text:list>
            </text:list-item>
            <text:list-item>
              <text:p text:style-name="P17">Hazarde de date</text:p>
              <text:list>
                <text:list-item>
                  <text:p text:style-name="P18">I6</text:p>
                </text:list-item>
                <text:list-item>
                  <text:p text:style-name="P18">I12</text:p>
                </text:list-item>
              </text:list>
            </text:list-item>
          </text:list>
        </text:list-item>
        <text:list-item>
          <text:p text:style-name="P15">Depinde de presupunerile conditiilor initiale, dar ar putea fi</text:p>
          <text:list>
            <text:list-item>
              <text:p text:style-name="P17">ax = 168</text:p>
            </text:list-item>
            <text:list-item>
              <text:p text:style-name="P17">bx = 168</text:p>
            </text:list-item>
            <text:list-item>
              <text:p text:style-name="P17">cx = -1</text:p>
            </text:list-item>
            <text:list-item>
              <text:p text:style-name="P17">dx = 155</text:p>
            </text:list-item>
          </text:list>
        </text:list-item>
        <text:list-item>
          <text:p text:style-name="P15">Bubble, data forwarding sau out-of-order execution.</text:p>
        </text:list-item>
        <text:list-item>
          <text:p text:style-name="P11"><text:soft-page-break/></text:p>
          <text:list>
            <text:list-item>
              <text:p text:style-name="P17">ax = 173</text:p>
            </text:list-item>
            <text:list-item>
              <text:p text:style-name="P17">bx = 108</text:p>
            </text:list-item>
            <text:list-item>
              <text:p text:style-name="P17">cx = 0</text:p>
            </text:list-item>
            <text:list-item>
              <text:p text:style-name="P17">dx = 439</text:p>
            </text:list-item>
            <text:list-item>
              <text:p text:style-name="P17">Timp de rulare depinde de metoda de rezolvare a hazardel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97" meta:word-count="620" meta:character-count="3204" meta:non-whitespace-character-count="2718"/>
    <meta:generator>LibreOfficeDev/5.1.0.3$Linux_X86_64 LibreOffice_project/</meta:generator>
  </office:meta>
</office:document-meta>
</file>